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3.54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89.39mm"/>
    </style:style>
    <style:style style:name="co6" style:family="table-column">
      <style:table-column-properties fo:break-before="auto" style:column-width="4.71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et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rtilla de Patat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c_home_black_24dp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ner 6 huev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a la Boloñe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asta_carbonar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 con Verdu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/storage/emulated/0/Download/garbanzos_verduras.jpg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s pimenton menos curcum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 con Colif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/storage/emulated/0/Download/garbanzos_coliflor.jpg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 ya coci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zu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nejo Guisado al Vino Blanco con 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onejo_guisado_baco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Cazu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bas a la Catala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habas_catal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a la crema de Salmon y Espárrag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macarrones_salmo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con Set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arroz_set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 en Sanfa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bacalao_sanfai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e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aell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<text:span text:style-name="T1">Estofado de </text:span>Terne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ernera_estofad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Cazu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mares Rellen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alamares_relleno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a la Jardine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ernera_jardiner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mares en 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alamares_sals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 con Cost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garbanzos_costill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con Verdu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arroz_verdur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ntejas Pardinas al Cur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lentejas_curry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llarines a la Puttanes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allarines_putanesc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rdo con Mandarina y Soj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erdo_mandari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 al Ajoarri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bacalao_aj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 Estof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garbanzos_estof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ntejas Estofad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lentejas_estof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itas de Cerdo con Judí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manitas_judi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Sop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nsaladilla Ru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ensaladilla_rus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stilla de Cerdo La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ostilla_lacad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pia Estofada con Patat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sepia_estof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Cazu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al Cur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ernera_curry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all’’Arrabi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macarrones_arrab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isotto a la Milane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risott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s a la Rioja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atatas_rioj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sta con Brócol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asta_brocoli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 Dor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bacalao_dorad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abada Asturia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fabad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otaj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rta de Ques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arta_ques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erluza al Hor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merluza_horn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as al V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eras_vin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Negro con 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arroz_negr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'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pagetti all’’amatriarcana (Bacon)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spagetti_baco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rinxat de la Cerdany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rinxat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vuelto de Patatas y Espárragos Triguer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revuelto_espa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irales a la Provenz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espirales_prov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lum-Cake de Frutos Sec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bizcoch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izcocho de Yogu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bizcocho_yogur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rta de Manza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arta_manzan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llo al Chilindr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ollo_chil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Cazu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bóndigas con 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albondig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ideos con Cost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fideos_costilla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koyak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takoyaki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Planch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'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udías Verdes con Cebolleta y 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judias_jamo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rema de Espinacas con Pas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crema_espinacas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santes con 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guisantes_bacon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'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llo al Ajillo con Hiervas Arom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r_pollo_ajillo</text:p>
          </table:table-cell>
          <table:table-cell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office:value-type="string" calcext:value-type="string">
            <text:p>Vap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'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</text:p>
          </table:table-cell>
          <table:table-cell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,’</text:p>
          </table:table-cell>
          <table:table-cell/>
          <table:table-cell office:value-type="string" calcext:value-type="string">
            <text:p>',’</text:p>
          </table:table-cell>
          <table:table-cell table:number-columns-repeated="11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,’</text:p>
          </table:table-cell>
          <table:table-cell table:number-columns-repeated="11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,’</text:p>
          </table:table-cell>
          <table:table-cell table:number-columns-repeated="11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),</text:p>
          </table:table-cell>
        </table:table-row>
      </table:table>
      <table:table table:name="ingredientes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carrones Pluma Rall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Espiral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Nata líqui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Oréga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stilla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Judías Verd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ubias Blan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o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anc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orc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e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zafrá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utifarr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utifarra Blan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Espina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ño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entej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tadillo Hierbas Aromáti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rócol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agliatelle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Gorgonzo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armesa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Roquefor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a Blan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allari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baha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Olivas Neg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Guindilla Cay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capar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ncho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rroz Bomb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inta de 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et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abací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rroz Brillan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cachof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amar med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acala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erluza ro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-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Rape ro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mej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olus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Dorada med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rd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ernera pi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erdo pi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Zumo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alchichas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omo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olomillo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m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an Rall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era Confere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Rama de Can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rteza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N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Nuez Mos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Hierbas Provenzal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úrcum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m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lif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Habas tier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ocino sal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oscat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almón Ahum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Espárrag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omate Fri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Judías Verdes Bab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ernera a d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Ternera lámi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hampiño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amares de play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nd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os del Piqu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edias Manitas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ata Atú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ceitu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imiento morr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carrones tub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do de 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ermel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la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jos Tiern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Leva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Yogur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Aní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Yogur Natur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Manzana Golde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Fideos Grues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Caldo Dash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Pulp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 office:value-type="string" calcext:value-type="string">
            <text:p>Bonito Seco Katsuobush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/>
          <table:table-cell office:value-type="string" calcext:value-type="string">
            <text:p>',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‘</text:p>
          </table:table-cell>
          <table:table-cell table:number-columns-repeated="6"/>
        </table:table-row>
      </table:table>
      <table:table table:name="ing_qtty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Pluma Rall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pi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rdo pi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 table:visibility="collapse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',’</text:p>
          </table:table-cell>
          <table:table-cell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m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m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ba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rócol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úrcum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m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ifl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tadillo Hierbas Aromáti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bas tier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 sal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utifarr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utifarra Blan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scat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Pluma Rall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món Ahum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 líqui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árrag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ne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Bomb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t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 Fri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bací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Bomb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udías Verdes Bab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afrá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a d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mar med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rdo pi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lámi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ampiño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pi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mas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Blan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mares de play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mend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stilla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Brillan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erenj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abací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ntej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tadillo Hierbas Aromáti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allari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baha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Olivas Neg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cho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ndilla Caye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caparr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olomillo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d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s del Piqu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rc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utifarr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arbanz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ntej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rc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edias Manitas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utifarr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ubias Blan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anahor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yone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ata Atú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un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morr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stilla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ie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a d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tub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nc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Bomb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rmesa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afrá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nd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de 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rócol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carrones Pluma Rallad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-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ala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ubias Blan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egumb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er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oriz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nc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orc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e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afrá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 líqui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ermel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erluza ro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-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eji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era Confere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rteza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la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rroz Bomb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rro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afrá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entó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inta de Sepi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nc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utifarr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árrag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ta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s Tiern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ubércu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rmesa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c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iral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 líqui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ierbas Provenzal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ez Mos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va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utos Sec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Yogur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rteza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va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í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Yogur Natur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rteza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ní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va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ng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zúca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zana Golde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ñon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o Verd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Veget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ernera pi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rdo pi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n Rall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ostilla de Cer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ideos Grues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sa de Soj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aldo Dash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l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ulp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onito Seco Katsuobush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scad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udías Verd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et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Ja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ina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Mantequi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ata líqui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as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Blanc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Lech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cte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Nuez Mosc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Guisant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erdu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imienta Neg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Bac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ebol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Hortali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n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tadillo Hierbas Aromátic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Zumo de Limó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ru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ceit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dime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Har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’</text:p>
          </table:table-cell>
          <table:table-cell table:number-columns-repeated="5"/>
          <table:table-cell office:value-type="string" calcext:value-type="string">
            <text:p>'),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2:28:13.366983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45:30.681721922</meta:creation-date>
    <dc:date>2020-07-10T14:08:21.766307618</dc:date>
    <meta:editing-duration>PT8H38M27S</meta:editing-duration>
    <meta:editing-cycles>79</meta:editing-cycles>
    <meta:generator>LibreOffice/6.0.7.3$Linux_X86_64 LibreOffice_project/00m0$Build-3</meta:generator>
    <meta:document-statistic meta:table-count="3" meta:cell-count="8896" meta:object-count="0"/>
  </office:meta>
</office:document-meta>
</file>